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te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putImageTag.doEndTag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htmlRendering.writeEnd( Appender s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htmlRendering.renderDisabled( Appender sb , boolean disable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putImageTag.add( HashMap html , HashMap htmlQuirks , HashMap xhtm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putImageTag.doStartTag( Appender sb , AbstractTagState render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